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118fd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FreeSans" fo:font-size="16pt" fo:font-style="normal" style:text-underline-style="none" fo:font-weight="bold" officeooo:paragraph-rsid="001118fd" fo:background-color="transparent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FreeSans" fo:font-style="normal" style:text-underline-style="none" fo:font-weight="bold" officeooo:paragraph-rsid="001118fd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FreeSans" fo:font-style="normal" style:text-underline-style="none" fo:font-weight="bold" officeooo:rsid="001118fd" officeooo:paragraph-rsid="001118fd" fo:background-color="transparen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FreeSans" fo:font-style="normal" style:text-underline-style="none" officeooo:paragraph-rsid="001118fd" fo:background-color="transparent" style:font-style-asian="normal" style:font-style-complex="normal"/>
    </style:style>
    <style:style style:name="T1" style:family="text">
      <style:text-properties officeooo:rsid="001118fd"/>
    </style:style>
    <style:style style:name="T2" style:family="text">
      <style:text-properties style:font-name="FreeSans"/>
    </style:style>
    <style:style style:name="T3" style:family="text">
      <style:text-properties style:font-name="FreeSans" fo:font-style="italic" style:font-style-asian="italic" style:font-style-complex="italic"/>
    </style:style>
    <style:style style:name="T4" style:family="text">
      <style:text-properties style:font-name="FreeSans" fo:font-style="normal" style:font-style-asian="normal" style:font-style-complex="normal"/>
    </style:style>
    <style:style style:name="T5" style:family="text">
      <style:text-properties style:font-name="FreeSans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font-name="FreeSans" fo:font-style="normal" style:text-underline-style="none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FreeSans" fo:font-style="normal" style:text-underline-style="none" style:font-style-asian="normal" style:font-style-complex="normal"/>
    </style:style>
    <style:style style:name="T9" style:family="text">
      <style:text-properties fo:color="#000000" style:font-name="FreeSans" fo:font-style="normal" style:text-underline-style="none" style:font-style-asian="normal" style:font-style-complex="normal"/>
    </style:style>
    <style:style style:name="T10" style:family="text">
      <style:text-properties fo:color="#000000" style:font-name="FreeSans" fo:font-style="normal" style:text-underline-style="none" style:font-style-asian="normal" style:font-style-complex="normal" fo:background-color="#ffffff"/>
    </style:style>
    <style:style style:name="T11" style:family="text">
      <style:text-properties fo:color="#000000" style:font-name="FreeSans" fo:font-style="normal" style:text-underline-style="none" fo:background-color="transparent" loext:char-shading-value="0" style:font-style-asian="normal" style:font-style-complex="normal"/>
    </style:style>
    <style:style style:name="T12" style:family="text">
      <style:text-properties fo:color="#000000" style:font-name="FreeSans" fo:font-style="normal" style:text-underline-style="none" fo:background-color="transparent" loext:char-shading-value="0" style:font-style-asian="normal" style:font-style-complex="normal"/>
    </style:style>
    <style:style style:name="T13" style:family="text">
      <style:text-properties fo:color="#000000" style:font-name="FreeSans" fo:font-style="normal" style:text-underline-style="none" fo:background-color="#007826" loext:char-shading-value="0" style:font-style-asian="normal" style:font-style-complex="normal"/>
    </style:style>
    <style:style style:name="T14" style:family="text">
      <style:text-properties fo:color="#000000" style:font-name="FreeSans" fo:font-style="normal" style:text-underline-style="none" fo:background-color="#007826" loext:char-shading-value="0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elo Rodrigo Ribeiro da Silva</text:p>
      <text:p text:style-name="P5">20 anos</text:p>
      <text:p text:style-name="P5"/>
      <text:p text:style-name="P3">Endereço</text:p>
      <text:p text:style-name="P5">Rua Josefa Rúbio Bastida, 624</text:p>
      <text:p text:style-name="P5">Vitória Régia 1 – 18078-467</text:p>
      <text:p text:style-name="P5">Sorocaba / SP</text:p>
      <text:p text:style-name="P5"/>
      <text:p text:style-name="P3">Contato</text:p>
      <text:p text:style-name="P5">(15) 99820 – 3101</text:p>
      <text:p text:style-name="P1"><text:a xlink:type="simple" xlink:href="mailto:angelorodriigo.rs@gmail.com" text:style-name="Internet_20_link" text:visited-style-name="Visited_20_Internet_20_Link"><text:span text:style-name="T12">angelorodriigo.rs@gmail.com</text:span></text:a></text:p>
      <text:p text:style-name="P5"/>
      <text:p text:style-name="P5"><text:span text:style-name="T7">Empresa:​ </text:span>Innsite Agência Web</text:p>
      <text:p text:style-name="P5"><text:span text:style-name="T7">Cargo:​ </text:span>Estági<text:span text:style-name="T1">ário em</text:span> <text:span text:style-name="T1">desenvolvimento</text:span> web</text:p>
      <text:p text:style-name="P5"><text:span text:style-name="T7">Tempo:</text:span>​ 8 meses</text:p>
      <text:p text:style-name="P5"/>
      <text:p text:style-name="P4">Empresa: <text:span text:style-name="T15">Agência Doting</text:span></text:p>
      <text:p text:style-name="P4">Cargo: <text:span text:style-name="T15">Desenvolvedor Full Stack</text:span></text:p>
      <text:p text:style-name="P4">Tempo: <text:span text:style-name="T15">5 meses</text:span></text:p>
      <text:p text:style-name="P5"/>
      <text:p text:style-name="P3">Formação acadêmica</text:p>
      <text:p text:style-name="P5">Ensino médio completo - Escola Estadual Rosemary de Mello Moreira Pereira</text:p>
      <text:p text:style-name="P5"><text:span text:style-name="T7">Ano de conclusão​:</text:span> 201<text:span text:style-name="T1">4</text:span></text:p>
      <text:p text:style-name="P5"/>
      <text:p text:style-name="P5">Tecnólogo em Análise e desenvolvimento de sistemas</text:p>
      <text:p text:style-name="P5"><text:span text:style-name="T7">Ano de conclusão​:</text:span> 2018</text:p>
      <text:p text:style-name="P5"/>
      <text:p text:style-name="P3">Sobre</text:p>
      <text:p text:style-name="P5">Preocupado em escrever código limpo e em desenvolver software cada vez mais para pessoas ao invés do interpretador, interessado em novas tecnologias e em compartilhar conhec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55:59.499242288</meta:creation-date>
    <dc:date>2018-01-18T10:02:39.289108556</dc:date>
    <meta:editing-duration>PT6M40S</meta:editing-duration>
    <meta:editing-cycles>1</meta:editing-cycles>
    <meta:document-statistic meta:table-count="0" meta:image-count="0" meta:object-count="0" meta:page-count="1" meta:paragraph-count="22" meta:word-count="91" meta:character-count="691" meta:non-whitespace-character-count="541"/>
    <meta:generator>LibreOffice/5.1.6.2$Linux_X86_64 LibreOffice_project/10m0$Build-2</meta:generator>
  </office:meta>
</office:document-meta>
</file>